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52187872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1" text:name="Section Salto Pagina">
          <text:p text:style-name="P15"/>
        </text:section>
        <text:p><office:annotation><dc:creator>POD</dc:creator><dc:date>2015-03-12T11:20:42</dc:date><text:p>Error while evaluating expression "loop.people.nb &lt; (loop.grupos.length-1)". AttributeError: Object instance has no attribute 'people'</text:p><text:p>   File "/home/david/Documents/AutomatizaciónFL/Oficial/appy/pod/actions.py", line 87, in _evalExpr</text:p><text:p>    res = eval(expr, context)</text:p><text:p>   File "&lt;string&gt;", line 1, in &lt;module&gt;</text:p><text:p> &lt;type 'exceptions.AttributeError'&gt;: Object instance has no attribute 'people'</text:p></office:annotation></text:p>
      </text:section>
      <text:section text:style-name="Sect1" text:name="Section Matriz 1">
        <text:p text:style-name="P15"><text:span text:style-name="T6"/><text:change-end text:change-id="ct52187872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1" text:name="Section Salto Pagina">
          <text:p text:style-name="P15"/>
        </text:section>
        <text:p><office:annotation><dc:creator>POD</dc:creator><dc:date>2015-03-12T11:20:42</dc:date><text:p>Error while evaluating expression "loop.people.nb &lt; (loop.grupos.length-1)". AttributeError: Object instance has no attribute 'people'</text:p><text:p>   File "/home/david/Documents/AutomatizaciónFL/Oficial/appy/pod/actions.py", line 87, in _evalExpr</text:p><text:p>    res = eval(expr, context)</text:p><text:p>   File "&lt;string&gt;", line 1, in &lt;module&gt;</text:p><text:p> &lt;type 'exceptions.AttributeError'&gt;: Object instance has no attribute 'people'</text:p></office:annotation></text:p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20:36.729996739</dc:date>
    <meta:editing-duration>PT22H14M42S</meta:editing-duration>
    <meta:editing-cycles>56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5" meta:character-count="853" meta:non-whitespace-character-count="780"/>
  </office:meta>
</office:document-meta>
</file>